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9555in"/>
    </style:style>
    <style:style style:name="co4" style:family="table-column">
      <style:table-column-properties fo:break-before="auto" style:column-width="1.9984in"/>
    </style:style>
    <style:style style:name="co5" style:family="table-column">
      <style:table-column-properties fo:break-before="auto" style:column-width="2.7638in"/>
    </style:style>
    <style:style style:name="co6" style:family="table-column">
      <style:table-column-properties fo:break-before="auto" style:column-width="2.9382in"/>
    </style:style>
    <style:style style:name="co7" style:family="table-column">
      <style:table-column-properties fo:break-before="auto" style:column-width="1.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000000" style:text-outline="false" style:text-line-through-style="none" style:font-name="Cascadia Mono" fo:font-size="9.5pt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font-style-asian="normal" style:font-weight-asian="normal" style:font-name-complex="Cascadia Mono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ce3" style:family="table-cell" style:parent-style-name="Default" style:data-style-name="N37"/>
  </office:automatic-styles>
  <office:body>
    <office:spreadsheet>
      <table:table table:name="Symbol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ymbo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B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N</text:p>
          </table:table-cell>
        </table:table-row>
      </table:table>
      <table:table table:name="SymbolDataPoints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>
            <text:p>SymbolId</text:p>
          </table:table-cell>
          <table:table-cell office:value-type="string">
            <text:p>Date</text:p>
          </table:table-cell>
          <table:table-cell office:value-type="string">
            <text:p>LowPrice</text:p>
          </table:table-cell>
          <table:table-cell office:value-type="string">
            <text:p>MediumPrice</text:p>
          </table:table-cell>
          <table:table-cell office:value-type="string">
            <text:p>HighPrice</text:p>
          </table:table-cell>
        </table:table-row>
      </table:table>
      <table:table table:name="SymbolOverview" table:style-name="ta1" table:print="false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ymbol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MarketCapitalization</text:p>
          </table:table-cell>
          <table:table-cell table:style-name="ce1" office:value-type="string">
            <text:p>PEratio</text:p>
          </table:table-cell>
          <table:table-cell table:style-name="ce1" office:value-type="string">
            <text:p>DividendPerShareYearl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ob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neyw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.22">
            <text:p>4.22</text:p>
          </table:table-cell>
        </table:table-row>
      </table:table>
      <table:table table:name="ExponentialRegressionResult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SymbolId</text:p>
          </table:table-cell>
          <table:table-cell table:style-name="Default" office:value-type="string">
            <text:p>A</text:p>
          </table:table-cell>
          <table:table-cell office:value-type="string">
            <text:p>B</text:p>
          </table:table-cell>
          <table:table-cell table:style-name="ce1" office:value-type="string">
            <text:p>OneYearGrowthEstimatePercentage</text:p>
          </table:table-cell>
          <table:table-cell table:style-name="ce1" office:value-type="string">
            <text:p>ThreeYearGrowthEstimatePercentage</text:p>
          </table:table-cell>
          <table:table-cell table:style-name="ce1" office:value-type="string">
            <text:p>CurrentPrice</text:p>
          </table:table-cell>
          <table:table-cell office:value-type="string">
            <text:p>DateCrea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E-100">
            <text:p>1.00E-100</text:p>
          </table:table-cell>
          <table:table-cell office:value-type="float" office:value="1.23">
            <text:p>1.23</text:p>
          </table:table-cell>
          <table:table-cell office:value-type="float" office:value="32.123">
            <text:p>32.12</text:p>
          </table:table-cell>
          <table:table-cell office:value-type="float" office:value="77.88">
            <text:p>77.88</text:p>
          </table:table-cell>
          <table:table-cell office:value-type="float" office:value="500">
            <text:p>500</text:p>
          </table:table-cell>
          <table:table-cell table:style-name="ce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E-100">
            <text:p>1.00E-100</text:p>
          </table:table-cell>
          <table:table-cell office:value-type="float" office:value="1.23">
            <text:p>1.23</text:p>
          </table:table-cell>
          <table:table-cell office:value-type="float" office:value="12.34">
            <text:p>12.34</text:p>
          </table:table-cell>
          <table:table-cell office:value-type="float" office:value="55.66">
            <text:p>55.66</text:p>
          </table:table-cell>
          <table:table-cell office:value-type="float" office:value="195">
            <text:p>19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6">03/26/2024</text:date>, <text:time>07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5M44S</meta:editing-duration>
    <meta:editing-cycles>23</meta:editing-cycles>
    <meta:generator>OpenOffice/4.1.11$Win32 OpenOffice.org_project/4111m1$Build-9808</meta:generator>
    <dc:date>2024-03-26T07:12:22.15</dc:date>
    <meta:document-statistic meta:table-count="4" meta:cell-count="44" meta:object-count="0"/>
    <meta:user-defined meta:name="Info 1"/>
    <meta:user-defined meta:name="Info 2"/>
    <meta:user-defined meta:name="Info 3"/>
    <meta:user-defined meta:name="Info 4"/>
  </office:meta>
</office:document-meta>
</file>